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4.094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27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2.993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2.713cm"/>
    </style:style>
    <style:style style:name="co13" style:family="table-column">
      <style:table-column-properties fo:break-before="auto" style:column-width="4.336cm"/>
    </style:style>
    <style:style style:name="co14" style:family="table-column">
      <style:table-column-properties fo:break-before="auto" style:column-width="2.097cm"/>
    </style:style>
    <style:style style:name="co15" style:family="table-column">
      <style:table-column-properties fo:break-before="auto" style:column-width="2.378cm"/>
    </style:style>
    <style:style style:name="co16" style:family="table-column">
      <style:table-column-properties fo:break-before="auto" style:column-width="1.699cm"/>
    </style:style>
    <style:style style:name="co17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4.06.29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5" calcext:value-type="float">
            <text:p>965</text:p>
          </table:table-cell>
          <table:table-cell table:formula="of:=[.B2] - [.C2] - [.D2]" office:value-type="float" office:value="268" calcext:value-type="float">
            <text:p>268</text:p>
          </table:table-cell>
          <table:table-cell table:formula="of:=SUM([.E2]; -[$'2024.06.28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3" calcext:value-type="float">
            <text:p>793</text:p>
          </table:table-cell>
          <table:table-cell table:formula="of:=[.B3] - [.C3] - [.D3]" office:value-type="float" office:value="706" calcext:value-type="float">
            <text:p>706</text:p>
          </table:table-cell>
          <table:table-cell table:formula="of:=SUM([.E3]; -[$'2024.06.28.1'.E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1" calcext:value-type="float">
            <text:p>961</text:p>
          </table:table-cell>
          <table:table-cell table:formula="of:=[.B4] - [.C4] - [.D4]" office:value-type="float" office:value="537" calcext:value-type="float">
            <text:p>537</text:p>
          </table:table-cell>
          <table:table-cell table:formula="of:=SUM([.E4]; -[$'2024.06.28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8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8" calcext:value-type="float">
            <text:p>368</text:p>
          </table:table-cell>
          <table:table-cell table:formula="of:=[.B6] - [.C6] - [.D6]" office:value-type="float" office:value="840" calcext:value-type="float">
            <text:p>840</text:p>
          </table:table-cell>
          <table:table-cell table:formula="of:=SUM([.E6]; -[$'2024.06.28.1'.E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table:formula="of:=[.B7] - [.C7] - [.D7]" office:value-type="float" office:value="600" calcext:value-type="float">
            <text:p>600</text:p>
          </table:table-cell>
          <table:table-cell table:formula="of:=SUM([.E7]; -[$'2024.06.28.1'.E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table:formula="of:=[.B8] - [.C8] - [.D8]" office:value-type="float" office:value="630" calcext:value-type="float">
            <text:p>630</text:p>
          </table:table-cell>
          <table:table-cell table:formula="of:=SUM([.E8]; -[$'2024.06.28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9" calcext:value-type="float">
            <text:p>209</text:p>
          </table:table-cell>
          <table:table-cell table:formula="of:=[.B9] - [.C9] - [.D9]" office:value-type="float" office:value="591" calcext:value-type="float">
            <text:p>591</text:p>
          </table:table-cell>
          <table:table-cell table:formula="of:=SUM([.E9]; -[$'2024.06.28.1'.E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97" calcext:value-type="float">
            <text:p>497</text:p>
          </table:table-cell>
          <table:table-cell table:formula="of:=[.B10] - [.C10] - [.D10]" office:value-type="float" office:value="709" calcext:value-type="float">
            <text:p>709</text:p>
          </table:table-cell>
          <table:table-cell table:formula="of:=SUM([.E10]; -[$'2024.06.28.1'.E1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8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7" calcext:value-type="float">
            <text:p>307</text:p>
          </table:table-cell>
          <table:table-cell table:formula="of:=[.B12] - [.C12] - [.D12]" office:value-type="float" office:value="377" calcext:value-type="float">
            <text:p>377</text:p>
          </table:table-cell>
          <table:table-cell table:formula="of:=SUM([.E12]; -[$'2024.06.28.1'.E12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formula="of:=[.B13] - [.C13] - [.D13]" office:value-type="float" office:value="145" calcext:value-type="float">
            <text:p>145</text:p>
          </table:table-cell>
          <table:table-cell table:formula="of:=SUM([.E13]; -[$'2024.06.28.1'.E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6.28.1'.E1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3" calcext:value-type="float">
            <text:p>183</text:p>
          </table:table-cell>
          <table:table-cell table:formula="of:=[.B15] - [.C15] - [.D15]" office:value-type="float" office:value="501" calcext:value-type="float">
            <text:p>501</text:p>
          </table:table-cell>
          <table:table-cell table:formula="of:=SUM([.E15]; -[$'2024.06.28.1'.E1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8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6.28.1'.E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formula="of:=[.B18] - [.C18] - [.D18]" office:value-type="float" office:value="367" calcext:value-type="float">
            <text:p>367</text:p>
          </table:table-cell>
          <table:table-cell table:formula="of:=SUM([.E18]; -[$'2024.06.28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6.28.1'.E1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6.28.1'.E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[.B21] - [.C21] - [.D21]" office:value-type="float" office:value="497" calcext:value-type="float">
            <text:p>497</text:p>
          </table:table-cell>
          <table:table-cell table:formula="of:=SUM([.E21]; -[$'2024.06.28.1'.E2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formula="of:=[.B22] - [.C22] - [.D22]" office:value-type="float" office:value="389" calcext:value-type="float">
            <text:p>389</text:p>
          </table:table-cell>
          <table:table-cell table:formula="of:=SUM([.E22]; -[$'2024.06.28.1'.E22])" office:value-type="float" office:value="-6" calcext:value-type="float">
            <text:p>-6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84" calcext:value-type="float">
            <text:p>8884</text:p>
          </table:table-cell>
          <table:table-cell table:style-name="ce4" table:formula="of:=SUM([.E2:.E22]) - [.B25]" office:value-type="float" office:value="8717" calcext:value-type="float">
            <text:p>8717</text:p>
          </table:table-cell>
          <table:table-cell table:style-name="ce4" table:formula="of:=SUM([.F2:.F22])" office:value-type="float" office:value="37" calcext:value-type="float">
            <text:p>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8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5" calcext:value-type="float">
            <text:p>965</text:p>
          </table:table-cell>
          <table:table-cell table:formula="of:=[.B2] - [.C2] - [.D2]" office:value-type="float" office:value="268" calcext:value-type="float">
            <text:p>268</text:p>
          </table:table-cell>
          <table:table-cell table:formula="of:=SUM([.E2]; -[$'2024.06.27.2'.E2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7.2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1" calcext:value-type="float">
            <text:p>961</text:p>
          </table:table-cell>
          <table:table-cell table:formula="of:=[.B4] - [.C4] - [.D4]" office:value-type="float" office:value="537" calcext:value-type="float">
            <text:p>537</text:p>
          </table:table-cell>
          <table:table-cell table:formula="of:=SUM([.E4]; -[$'2024.06.27.2'.E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7.2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75" calcext:value-type="float">
            <text:p>375</text:p>
          </table:table-cell>
          <table:table-cell table:formula="of:=[.B6] - [.C6] - [.D6]" office:value-type="float" office:value="833" calcext:value-type="float">
            <text:p>833</text:p>
          </table:table-cell>
          <table:table-cell table:formula="of:=SUM([.E6]; -[$'2024.06.27.2'.E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6" calcext:value-type="float">
            <text:p>206</text:p>
          </table:table-cell>
          <table:table-cell table:formula="of:=[.B7] - [.C7] - [.D7]" office:value-type="float" office:value="594" calcext:value-type="float">
            <text:p>594</text:p>
          </table:table-cell>
          <table:table-cell table:formula="of:=SUM([.E7]; -[$'2024.06.27.2'.E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formula="of:=[.B8] - [.C8] - [.D8]" office:value-type="float" office:value="628" calcext:value-type="float">
            <text:p>628</text:p>
          </table:table-cell>
          <table:table-cell table:formula="of:=SUM([.E8]; -[$'2024.06.27.2'.E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4" calcext:value-type="float">
            <text:p>214</text:p>
          </table:table-cell>
          <table:table-cell table:formula="of:=[.B9] - [.C9] - [.D9]" office:value-type="float" office:value="586" calcext:value-type="float">
            <text:p>586</text:p>
          </table:table-cell>
          <table:table-cell table:formula="of:=SUM([.E9]; -[$'2024.06.27.2'.E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1" calcext:value-type="float">
            <text:p>501</text:p>
          </table:table-cell>
          <table:table-cell table:formula="of:=[.B10] - [.C10] - [.D10]" office:value-type="float" office:value="705" calcext:value-type="float">
            <text:p>705</text:p>
          </table:table-cell>
          <table:table-cell table:formula="of:=SUM([.E10]; -[$'2024.06.27.2'.E10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7.2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7.2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7.2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7.2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5" calcext:value-type="float">
            <text:p>185</text:p>
          </table:table-cell>
          <table:table-cell table:formula="of:=[.B15] - [.C15] - [.D15]" office:value-type="float" office:value="499" calcext:value-type="float">
            <text:p>499</text:p>
          </table:table-cell>
          <table:table-cell table:formula="of:=SUM([.E15]; -[$'2024.06.27.2'.E15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7.2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7.2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formula="of:=[.B18] - [.C18] - [.D18]" office:value-type="float" office:value="367" calcext:value-type="float">
            <text:p>367</text:p>
          </table:table-cell>
          <table:table-cell table:formula="of:=SUM([.E18]; -[$'2024.06.27.2'.E18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formula="of:=[.B19] - [.C19] - [.D19]" office:value-type="float" office:value="340" calcext:value-type="float">
            <text:p>340</text:p>
          </table:table-cell>
          <table:table-cell table:formula="of:=SUM([.E19]; -[$'2024.06.27.2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20] - [.C20] - [.D20]" office:value-type="float" office:value="582" calcext:value-type="float">
            <text:p>582</text:p>
          </table:table-cell>
          <table:table-cell table:formula="of:=SUM([.E20]; -[$'2024.06.27.2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7.2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table:formula="of:=[.B22] - [.C22] - [.D22]" office:value-type="float" office:value="395" calcext:value-type="float">
            <text:p>395</text:p>
          </table:table-cell>
          <table:table-cell table:formula="of:=SUM([.E22]; -[$'2024.06.27.2'.E22]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21" calcext:value-type="float">
            <text:p>8921</text:p>
          </table:table-cell>
          <table:table-cell table:style-name="ce4" table:formula="of:=SUM([.E2:.E22]) - [.B25]" office:value-type="float" office:value="8680" calcext:value-type="float">
            <text:p>8680</text:p>
          </table:table-cell>
          <table:table-cell table:style-name="ce4" table:formula="of:=SUM([.F2:.F22])"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7.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6.27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7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2" calcext:value-type="float">
            <text:p>962</text:p>
          </table:table-cell>
          <table:table-cell table:formula="of:=[.B4] - [.C4] - [.D4]" office:value-type="float" office:value="536" calcext:value-type="float">
            <text:p>536</text:p>
          </table:table-cell>
          <table:table-cell table:formula="of:=SUM([.E4]; -[$'2024.06.27.1'.E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7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77" calcext:value-type="float">
            <text:p>377</text:p>
          </table:table-cell>
          <table:table-cell table:formula="of:=[.B6] - [.C6] - [.D6]" office:value-type="float" office:value="831" calcext:value-type="float">
            <text:p>831</text:p>
          </table:table-cell>
          <table:table-cell table:formula="of:=SUM([.E6]; -[$'2024.06.27.1'.E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0" calcext:value-type="float">
            <text:p>210</text:p>
          </table:table-cell>
          <table:table-cell table:formula="of:=[.B7] - [.C7] - [.D7]" office:value-type="float" office:value="590" calcext:value-type="float">
            <text:p>590</text:p>
          </table:table-cell>
          <table:table-cell table:formula="of:=SUM([.E7]; -[$'2024.06.27.1'.E7])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formula="of:=[.B8] - [.C8] - [.D8]" office:value-type="float" office:value="628" calcext:value-type="float">
            <text:p>628</text:p>
          </table:table-cell>
          <table:table-cell table:formula="of:=SUM([.E8]; -[$'2024.06.27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6" calcext:value-type="float">
            <text:p>216</text:p>
          </table:table-cell>
          <table:table-cell table:formula="of:=[.B9] - [.C9] - [.D9]" office:value-type="float" office:value="584" calcext:value-type="float">
            <text:p>584</text:p>
          </table:table-cell>
          <table:table-cell table:formula="of:=SUM([.E9]; -[$'2024.06.27.1'.E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formula="of:=[.B10] - [.C10] - [.D10]" office:value-type="float" office:value="706" calcext:value-type="float">
            <text:p>706</text:p>
          </table:table-cell>
          <table:table-cell table:formula="of:=SUM([.E10]; -[$'2024.06.27.1'.E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7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7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7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7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4" calcext:value-type="float">
            <text:p>184</text:p>
          </table:table-cell>
          <table:table-cell table:formula="of:=[.B15] - [.C15] - [.D15]" office:value-type="float" office:value="500" calcext:value-type="float">
            <text:p>500</text:p>
          </table:table-cell>
          <table:table-cell table:formula="of:=SUM([.E15]; -[$'2024.06.27.1'.E15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7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7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table:formula="of:=[.B18] - [.C18] - [.D18]" office:value-type="float" office:value="369" calcext:value-type="float">
            <text:p>369</text:p>
          </table:table-cell>
          <table:table-cell table:formula="of:=SUM([.E18]; -[$'2024.06.27.1'.E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formula="of:=[.B19] - [.C19] - [.D19]" office:value-type="float" office:value="340" calcext:value-type="float">
            <text:p>340</text:p>
          </table:table-cell>
          <table:table-cell table:formula="of:=SUM([.E19]; -[$'2024.06.27.1'.E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20] - [.C20] - [.D20]" office:value-type="float" office:value="582" calcext:value-type="float">
            <text:p>582</text:p>
          </table:table-cell>
          <table:table-cell table:formula="of:=SUM([.E20]; -[$'2024.06.27.1'.E2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7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formula="of:=[.B22] - [.C22] - [.D22]" office:value-type="float" office:value="391" calcext:value-type="float">
            <text:p>391</text:p>
          </table:table-cell>
          <table:table-cell table:formula="of:=SUM([.E22]; -[$'2024.06.27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29" calcext:value-type="float">
            <text:p>8929</text:p>
          </table:table-cell>
          <table:table-cell table:style-name="ce4" table:formula="of:=SUM([.E2:.E22]) - [.B25]" office:value-type="float" office:value="8672" calcext:value-type="float">
            <text:p>8672</text:p>
          </table:table-cell>
          <table:table-cell table:style-name="ce4" table:formula="of:=SUM([.F2:.F22])"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6.23.1'.F2])" office:value-type="float" office:value="-65" calcext:value-type="float">
            <text:p>-65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3.1'.F3])" office:value-type="float" office:value="-143" calcext:value-type="float">
            <text:p>-143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table:formula="of:=[.B4] - [.C4] - [.D4]" office:value-type="float" office:value="534" calcext:value-type="float">
            <text:p>534</text:p>
          </table:table-cell>
          <table:table-cell table:formula="of:=SUM([.E4]; -[$'2024.06.23.1'.F4])" office:value-type="float" office:value="-105" calcext:value-type="float">
            <text:p>-105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3.1'.F5])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83" calcext:value-type="float">
            <text:p>383</text:p>
          </table:table-cell>
          <table:table-cell table:formula="of:=[.B6] - [.C6] - [.D6]" office:value-type="float" office:value="825" calcext:value-type="float">
            <text:p>825</text:p>
          </table:table-cell>
          <table:table-cell table:formula="of:=SUM([.E6]; -[$'2024.06.23.1'.F6])" office:value-type="float" office:value="-300" calcext:value-type="float">
            <text:p>-300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2" calcext:value-type="float">
            <text:p>202</text:p>
          </table:table-cell>
          <table:table-cell table:formula="of:=[.B7] - [.C7] - [.D7]" office:value-type="float" office:value="598" calcext:value-type="float">
            <text:p>598</text:p>
          </table:table-cell>
          <table:table-cell table:formula="of:=SUM([.E7]; -[$'2024.06.23.1'.F7])" office:value-type="float" office:value="-144" calcext:value-type="float">
            <text:p>-144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9" calcext:value-type="float">
            <text:p>159</text:p>
          </table:table-cell>
          <table:table-cell table:formula="of:=[.B8] - [.C8] - [.D8]" office:value-type="float" office:value="626" calcext:value-type="float">
            <text:p>626</text:p>
          </table:table-cell>
          <table:table-cell table:formula="of:=SUM([.E8]; -[$'2024.06.23.1'.F8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9" calcext:value-type="float">
            <text:p>219</text:p>
          </table:table-cell>
          <table:table-cell table:formula="of:=[.B9] - [.C9] - [.D9]" office:value-type="float" office:value="581" calcext:value-type="float">
            <text:p>581</text:p>
          </table:table-cell>
          <table:table-cell table:formula="of:=SUM([.E9]; -[$'2024.06.23.1'.F9])" office:value-type="float" office:value="-154" calcext:value-type="float">
            <text:p>-154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2" calcext:value-type="float">
            <text:p>502</text:p>
          </table:table-cell>
          <table:table-cell table:formula="of:=[.B10] - [.C10] - [.D10]" office:value-type="float" office:value="704" calcext:value-type="float">
            <text:p>704</text:p>
          </table:table-cell>
          <table:table-cell table:formula="of:=SUM([.E10]; -[$'2024.06.23.1'.F10])" office:value-type="float" office:value="-298" calcext:value-type="float">
            <text:p>-298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3.1'.F11])" office:value-type="float" office:value="-32" calcext:value-type="float">
            <text:p>-32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3.1'.F12])"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3.1'.F13])" office:value-type="float" office:value="-51" calcext:value-type="float">
            <text:p>-51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3.1'.F14])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2" calcext:value-type="float">
            <text:p>182</text:p>
          </table:table-cell>
          <table:table-cell table:formula="of:=[.B15] - [.C15] - [.D15]" office:value-type="float" office:value="502" calcext:value-type="float">
            <text:p>502</text:p>
          </table:table-cell>
          <table:table-cell table:formula="of:=SUM([.E15]; -[$'2024.06.23.1'.F15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3.1'.F16])" office:value-type="float" office:value="-68" calcext:value-type="float">
            <text:p>-68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3.1'.F17])"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table:formula="of:=[.B18] - [.C18] - [.D18]" office:value-type="float" office:value="364" calcext:value-type="float">
            <text:p>364</text:p>
          </table:table-cell>
          <table:table-cell table:formula="of:=SUM([.E18]; -[$'2024.06.23.1'.F18])" office:value-type="float" office:value="-94" calcext:value-type="float">
            <text:p>-94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formula="of:=[.B19] - [.C19] - [.D19]" office:value-type="float" office:value="339" calcext:value-type="float">
            <text:p>339</text:p>
          </table:table-cell>
          <table:table-cell table:formula="of:=SUM([.E19]; -[$'2024.06.23.1'.F19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[.B20] - [.C20] - [.D20]" office:value-type="float" office:value="577" calcext:value-type="float">
            <text:p>577</text:p>
          </table:table-cell>
          <table:table-cell table:formula="of:=SUM([.E20]; -[$'2024.06.23.1'.F20])"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3.1'.F21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formula="of:=[.B22] - [.C22] - [.D22]" office:value-type="float" office:value="391" calcext:value-type="float">
            <text:p>391</text:p>
          </table:table-cell>
          <table:table-cell table:formula="of:=SUM([.E22]; -[$'2024.06.23.1'.F22])" office:value-type="float" office:value="-104" calcext:value-type="float">
            <text:p>-104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45" calcext:value-type="float">
            <text:p>8945</text:p>
          </table:table-cell>
          <table:table-cell table:style-name="ce4" table:formula="of:=SUM([.E2:.E22]) - [.B25]" office:value-type="float" office:value="8506" calcext:value-type="float">
            <text:p>8506</text:p>
          </table:table-cell>
          <table:table-cell table:style-name="ce4" table:formula="of:=SUM([.F2:.F22])" office:value-type="float" office:value="-2313" calcext:value-type="float">
            <text:p>-23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9" calcext:value-type="float">
            <text:p>899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office:value-type="float" office:value="334" calcext:value-type="float">
            <text:p>334</text:p>
          </table:table-cell>
          <table:table-cell table:formula="of:=SUM([.F2]; -[$'2023.12.15.1'.F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table:formula="of:=SUM([.F3]; -[$'2023.12.15.1'.F3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67" calcext:value-type="float">
            <text:p>867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table:formula="of:=SUM([.F4]; -[$'2023.12.15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SUM([.F5]; -[$'2023.12.15.1'.F5])" office:value-type="float" office:value="37" calcext:value-type="float">
            <text:p>3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3" calcext:value-type="float">
            <text:p>83</text:p>
          </table:table-cell>
          <table:table-cell office:value-type="float" office:value="1160" calcext:value-type="float">
            <text:p>1160</text:p>
          </table:table-cell>
          <table:table-cell office:value-type="float" office:value="35" calcext:value-type="float">
            <text:p>35</text:p>
          </table:table-cell>
          <table:table-cell office:value-type="float" office:value="1125" calcext:value-type="float">
            <text:p>1125</text:p>
          </table:table-cell>
          <table:table-cell table:formula="of:=SUM([.F6]; -[$'2023.12.15.1'.F6])" office:value-type="float" office:value="99" calcext:value-type="float">
            <text:p>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office:value-type="float" office:value="742" calcext:value-type="float">
            <text:p>742</text:p>
          </table:table-cell>
          <table:table-cell table:formula="of:=SUM([.F7]; -[$'2023.12.15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4" calcext:value-type="float">
            <text:p>54</text:p>
          </table:table-cell>
          <table:table-cell office:value-type="float" office:value="780" calcext:value-type="float">
            <text:p>780</text:p>
          </table:table-cell>
          <table:table-cell office:value-type="float" office:value="28" calcext:value-type="float">
            <text:p>28</text:p>
          </table:table-cell>
          <table:table-cell office:value-type="float" office:value="752" calcext:value-type="float">
            <text:p>752</text:p>
          </table:table-cell>
          <table:table-cell table:formula="of:=SUM([.F8]; -[$'2023.12.15.1'.F8])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5" calcext:value-type="float">
            <text:p>65</text:p>
          </table:table-cell>
          <table:table-cell office:value-type="float" office:value="763" calcext:value-type="float">
            <text:p>763</text:p>
          </table:table-cell>
          <table:table-cell office:value-type="float" office:value="28" calcext:value-type="float">
            <text:p>28</text:p>
          </table:table-cell>
          <table:table-cell office:value-type="float" office:value="735" calcext:value-type="float">
            <text:p>735</text:p>
          </table:table-cell>
          <table:table-cell table:formula="of:=SUM([.F9]; -[$'2023.12.15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5" calcext:value-type="float">
            <text:p>205</text:p>
          </table:table-cell>
          <table:table-cell office:value-type="float" office:value="1036" calcext:value-type="float">
            <text:p>1036</text:p>
          </table:table-cell>
          <table:table-cell office:value-type="float" office:value="34" calcext:value-type="float">
            <text:p>34</text:p>
          </table:table-cell>
          <table:table-cell office:value-type="float" office:value="1002" calcext:value-type="float">
            <text:p>1002</text:p>
          </table:table-cell>
          <table:table-cell table:formula="of:=SUM([.F10]; -[$'2023.12.15.1'.F10])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table:formula="of:=SUM([.F11]; -[$'2023.12.15.1'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02" calcext:value-type="float">
            <text:p>202</text:p>
          </table:table-cell>
          <table:table-cell office:value-type="float" office:value="535" calcext:value-type="float">
            <text:p>535</text:p>
          </table:table-cell>
          <table:table-cell office:value-type="float" office:value="56" calcext:value-type="float">
            <text:p>56</text:p>
          </table:table-cell>
          <table:table-cell office:value-type="float" office:value="479" calcext:value-type="float">
            <text:p>479</text:p>
          </table:table-cell>
          <table:table-cell table:formula="of:=SUM([.F12]; -[$'2023.12.15.1'.F12])" office:value-type="float" office:value="-87" calcext:value-type="float">
            <text:p>-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SUM([.F13]; -[$'2023.12.15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SUM([.F14]; -[$'2023.12.15.1'.F14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0" calcext:value-type="float">
            <text:p>60</text:p>
          </table:table-cell>
          <table:table-cell office:value-type="float" office:value="677" calcext:value-type="float">
            <text:p>677</text:p>
          </table:table-cell>
          <table:table-cell office:value-type="float" office:value="56" calcext:value-type="float">
            <text:p>56</text:p>
          </table:table-cell>
          <table:table-cell office:value-type="float" office:value="621" calcext:value-type="float">
            <text:p>621</text:p>
          </table:table-cell>
          <table:table-cell table:formula="of:=SUM([.F15]; -[$'2023.12.15.1'.F15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70" calcext:value-type="float">
            <text:p>270</text:p>
          </table:table-cell>
          <table:table-cell office:value-type="float" office:value="259" calcext:value-type="float">
            <text:p>259</text:p>
          </table:table-cell>
          <table:table-cell office:value-type="float" office:value="36" calcext:value-type="float">
            <text:p>36</text:p>
          </table:table-cell>
          <table:table-cell office:value-type="float" office:value="223" calcext:value-type="float">
            <text:p>223</text:p>
          </table:table-cell>
          <table:table-cell table:formula="of:=SUM([.F16]; -[$'2023.12.15.1'.F16])" office:value-type="float" office:value="-216" calcext:value-type="float">
            <text:p>-2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82" calcext:value-type="float">
            <text:p>882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formula="of:=SUM([.F17]; -[$'2023.12.15.1'.F17])" office:value-type="float" office:value="-66" calcext:value-type="float">
            <text:p>-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236" calcext:value-type="float">
            <text:p>236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table:formula="of:=SUM([.F18]; -[$'2023.12.15.1'.F18])" office:value-type="float" office:value="-62" calcext:value-type="float">
            <text:p>-6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48" calcext:value-type="float">
            <text:p>248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table:formula="of:=SUM([.F19]; -[$'2023.12.15.1'.F19])" office:value-type="float" office:value="-221" calcext:value-type="float">
            <text:p>-2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69" calcext:value-type="float">
            <text:p>69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table:formula="of:=SUM([.F20]; -[$'2023.12.15.1'.F20])" office:value-type="float" office:value="-60" calcext:value-type="float">
            <text:p>-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0" calcext:value-type="float">
            <text:p>8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table:formula="of:=SUM([.F21]; -[$'2023.12.15.1'.F21])" office:value-type="float" office:value="-50" calcext:value-type="float">
            <text:p>-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3" calcext:value-type="float">
            <text:p>553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table:formula="of:=SUM([.F22]; -[$'2023.12.15.1'.F22])" office:value-type="float" office:value="-160" calcext:value-type="float">
            <text:p>-16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office:value-type="float" office:value="18210" calcext:value-type="float">
            <text:p>18210</text:p>
          </table:table-cell>
          <table:table-cell table:style-name="ce4" office:value-type="float" office:value="6706" calcext:value-type="float">
            <text:p>6706</text:p>
          </table:table-cell>
          <table:table-cell table:style-name="ce4" office:value-type="float" office:value="11504" calcext:value-type="float">
            <text:p>11504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10969" calcext:value-type="float">
            <text:p>10969</text:p>
          </table:table-cell>
          <table:table-cell table:style-name="ce4" office:value-type="float" office:value="-151" calcext:value-type="float">
            <text:p>-15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12.1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88" calcext:value-type="float">
            <text:p>888</text:p>
          </table:table-cell>
          <table:table-cell table:formula="of:=SUM([.B2];-[.C2])" office:value-type="float" office:value="392" calcext:value-type="float">
            <text:p>3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45" calcext:value-type="float">
            <text:p>345</text:p>
          </table:table-cell>
          <table:table-cell table:formula="of:=SUM([.F2]; -[$'2023.12.07.1'.F2])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00" calcext:value-type="float">
            <text:p>600</text:p>
          </table:table-cell>
          <table:table-cell table:formula="of:=SUM([.B3];-[.C3])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907" calcext:value-type="float">
            <text:p>907</text:p>
          </table:table-cell>
          <table:table-cell table:formula="of:=SUM([.F3]; -[$'2023.12.07.1'.F3])" office:value-type="float" office:value="94" calcext:value-type="float">
            <text:p>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70" calcext:value-type="float">
            <text:p>870</text:p>
          </table:table-cell>
          <table:table-cell table:formula="of:=SUM([.B4];-[.C4])"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36" calcext:value-type="float">
            <text:p>636</text:p>
          </table:table-cell>
          <table:table-cell table:formula="of:=SUM([.F4]; -[$'2023.12.07.1'.F4])" office:value-type="float" office:value="31" calcext:value-type="float">
            <text:p>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0" calcext:value-type="float">
            <text:p>1010</text:p>
          </table:table-cell>
          <table:table-cell table:formula="of:=SUM([.B5];-[.C5])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1" calcext:value-type="float">
            <text:p>121</text:p>
          </table:table-cell>
          <table:table-cell table:formula="of:=SUM([.F5]; -[$'2023.12.0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2" calcext:value-type="float">
            <text:p>182</text:p>
          </table:table-cell>
          <table:table-cell table:formula="of:=SUM([.B6];-[.C6])" office:value-type="float" office:value="1061" calcext:value-type="float">
            <text:p>106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26" calcext:value-type="float">
            <text:p>1026</text:p>
          </table:table-cell>
          <table:table-cell table:formula="of:=SUM([.F6]; -[$'2023.12.07.1'.F6])" office:value-type="float" office:value="51" calcext:value-type="float">
            <text:p>5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7" calcext:value-type="float">
            <text:p>737</text:p>
          </table:table-cell>
          <table:table-cell table:formula="of:=SUM([.F7]; -[$'2023.12.07.1'.F7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43" calcext:value-type="float">
            <text:p>43</text:p>
          </table:table-cell>
          <table:table-cell table:formula="of:=SUM([.B8];-[.C8])" office:value-type="float" office:value="791" calcext:value-type="float">
            <text:p>79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63" calcext:value-type="float">
            <text:p>763</text:p>
          </table:table-cell>
          <table:table-cell table:formula="of:=SUM([.F8]; -[$'2023.12.07.1'.F8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7" calcext:value-type="float">
            <text:p>67</text:p>
          </table:table-cell>
          <table:table-cell table:formula="of:=SUM([.B9];-[.C9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33" calcext:value-type="float">
            <text:p>733</text:p>
          </table:table-cell>
          <table:table-cell table:formula="of:=SUM([.F9]; -[$'2023.12.07.1'.F9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7" calcext:value-type="float">
            <text:p>237</text:p>
          </table:table-cell>
          <table:table-cell table:formula="of:=SUM([.B10];-[.C10])" office:value-type="float" office:value="1004" calcext:value-type="float">
            <text:p>100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70" calcext:value-type="float">
            <text:p>970</text:p>
          </table:table-cell>
          <table:table-cell table:formula="of:=SUM([.F10]; -[$'2023.12.07.1'.F10])" office:value-type="float" office:value="59" calcext:value-type="float">
            <text:p>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6" calcext:value-type="float">
            <text:p>246</text:p>
          </table:table-cell>
          <table:table-cell table:formula="of:=SUM([.B11];-[.C11])" office:value-type="float" office:value="283" calcext:value-type="float">
            <text:p>28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96" calcext:value-type="float">
            <text:p>96</text:p>
          </table:table-cell>
          <table:table-cell table:formula="of:=SUM([.F11]; -[$'2023.12.07.1'.F11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15" calcext:value-type="float">
            <text:p>115</text:p>
          </table:table-cell>
          <table:table-cell table:formula="of:=SUM([.B12];-[.C12])" office:value-type="float" office:value="622" calcext:value-type="float">
            <text:p>62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66" calcext:value-type="float">
            <text:p>566</text:p>
          </table:table-cell>
          <table:table-cell table:formula="of:=SUM([.F12]; -[$'2023.12.07.1'.F12])" office:value-type="float" office:value="56" calcext:value-type="float">
            <text:p>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3];-[.C13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4" calcext:value-type="float">
            <text:p>194</text:p>
          </table:table-cell>
          <table:table-cell table:formula="of:=SUM([.F13]; -[$'2023.12.07.1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12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12.0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54" calcext:value-type="float">
            <text:p>54</text:p>
          </table:table-cell>
          <table:table-cell table:formula="of:=SUM([.B16];-[.C16])" office:value-type="float" office:value="475" calcext:value-type="float">
            <text:p>475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439" calcext:value-type="float">
            <text:p>439</text:p>
          </table:table-cell>
          <table:table-cell table:formula="of:=SUM([.F16]; -[$'2023.12.07.1'.F16])" office:value-type="float" office:value="118" calcext:value-type="float">
            <text:p>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16" calcext:value-type="float">
            <text:p>816</text:p>
          </table:table-cell>
          <table:table-cell table:formula="of:=SUM([.B17];-[.C17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232" calcext:value-type="float">
            <text:p>232</text:p>
          </table:table-cell>
          <table:table-cell table:formula="of:=SUM([.F17]; -[$'2023.12.07.1'.F17])" office:value-type="float" office:value="48" calcext:value-type="float">
            <text:p>4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174" calcext:value-type="float">
            <text:p>174</text:p>
          </table:table-cell>
          <table:table-cell table:formula="of:=SUM([.B18];-[.C18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520" calcext:value-type="float">
            <text:p>520</text:p>
          </table:table-cell>
          <table:table-cell table:formula="of:=SUM([.F18]; -[$'2023.12.07.1'.F18])" office:value-type="float" office:value="-91" calcext:value-type="float">
            <text:p>-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7" calcext:value-type="float">
            <text:p>27</text:p>
          </table:table-cell>
          <table:table-cell table:formula="of:=SUM([.B19];-[.C19])"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3" calcext:value-type="float">
            <text:p>673</text:p>
          </table:table-cell>
          <table:table-cell table:formula="of:=SUM([.F19]; -[$'2023.12.07.1'.F19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9" calcext:value-type="float">
            <text:p>9</text:p>
          </table:table-cell>
          <table:table-cell table:formula="of:=SUM([.B20];-[.C20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93" calcext:value-type="float">
            <text:p>693</text:p>
          </table:table-cell>
          <table:table-cell table:formula="of:=SUM([.F20]; -[$'2023.12.07.1'.F20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30" calcext:value-type="float">
            <text:p>30</text:p>
          </table:table-cell>
          <table:table-cell table:formula="of:=SUM([.B21];-[.C21])"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62" calcext:value-type="float">
            <text:p>662</text:p>
          </table:table-cell>
          <table:table-cell table:formula="of:=SUM([.F21]; -[$'2023.12.07.1'.F21])" office:value-type="float" office:value="53" calcext:value-type="float">
            <text:p>5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393" calcext:value-type="float">
            <text:p>393</text:p>
          </table:table-cell>
          <table:table-cell table:formula="of:=SUM([.B22];-[.C22])"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655" calcext:value-type="float">
            <text:p>655</text:p>
          </table:table-cell>
          <table:table-cell table:formula="of:=SUM([.F22]; -[$'2023.12.07.1'.F22])" office:value-type="float" office:value="157" calcext:value-type="float">
            <text:p>15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5863" calcext:value-type="float">
            <text:p>5863</text:p>
          </table:table-cell>
          <table:table-cell table:style-name="ce4" table:formula="of:=SUM([.D2:.D22])" office:value-type="float" office:value="12347" calcext:value-type="float">
            <text:p>1234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812" calcext:value-type="float">
            <text:p>11812</text:p>
          </table:table-cell>
          <table:table-cell table:style-name="ce4" table:formula="of:=SUM([.G2:.G22])" office:value-type="float" office:value="692" calcext:value-type="float">
            <text:p>69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1" calcext:value-type="float">
            <text:p>971</text:p>
          </table:table-cell>
          <table:table-cell table:formula="of:=SUM([.B4];-[.C4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5" calcext:value-type="float">
            <text:p>535</text:p>
          </table:table-cell>
          <table:table-cell table:formula="of:=SUM([.F4]; -[$'2023.07.0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73" calcext:value-type="float">
            <text:p>373</text:p>
          </table:table-cell>
          <table:table-cell table:formula="of:=SUM([.B6];-[.C6])" office:value-type="float" office:value="870" calcext:value-type="float">
            <text:p>8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'2023.07.06.1'.F6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6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9];-[.C9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4" calcext:value-type="float">
            <text:p>614</text:p>
          </table:table-cell>
          <table:table-cell table:formula="of:=SUM([.F9]; -[$'2023.07.06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2" calcext:value-type="float">
            <text:p>462</text:p>
          </table:table-cell>
          <table:table-cell table:formula="of:=SUM([.B10];-[.C10])" office:value-type="float" office:value="779" calcext:value-type="float">
            <text:p>779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5" calcext:value-type="float">
            <text:p>745</text:p>
          </table:table-cell>
          <table:table-cell table:formula="of:=SUM([.F10]; -[$'2023.07.06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2" calcext:value-type="float">
            <text:p>282</text:p>
          </table:table-cell>
          <table:table-cell table:formula="of:=SUM([.B12];-[.C12])" office:value-type="float" office:value="455" calcext:value-type="float">
            <text:p>45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9" calcext:value-type="float">
            <text:p>399</text:p>
          </table:table-cell>
          <table:table-cell table:formula="of:=SUM([.F12]; -[$'2023.07.06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table:formula="of:=SUM([.B13];-[.C13])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5" calcext:value-type="float">
            <text:p>185</text:p>
          </table:table-cell>
          <table:table-cell table:formula="of:=SUM([.F13]; -[$'2023.07.06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5" calcext:value-type="float">
            <text:p>165</text:p>
          </table:table-cell>
          <table:table-cell table:formula="of:=SUM([.B15];-[.C15])" office:value-type="float" office:value="572" calcext:value-type="float">
            <text:p>57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6" calcext:value-type="float">
            <text:p>516</text:p>
          </table:table-cell>
          <table:table-cell table:formula="of:=SUM([.F15]; -[$'2023.07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4" calcext:value-type="float">
            <text:p>184</text:p>
          </table:table-cell>
          <table:table-cell table:formula="of:=SUM([.B21];-[.C21])"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8" calcext:value-type="float">
            <text:p>508</text:p>
          </table:table-cell>
          <table:table-cell table:formula="of:=SUM([.F21]; -[$'2023.07.06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3" calcext:value-type="float">
            <text:p>723</text:p>
          </table:table-cell>
          <table:table-cell table:formula="of:=SUM([.B22];-[.C2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5" calcext:value-type="float">
            <text:p>325</text:p>
          </table:table-cell>
          <table:table-cell table:formula="of:=SUM([.F22]; -[$'2023.07.06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16" calcext:value-type="float">
            <text:p>9016</text:p>
          </table:table-cell>
          <table:table-cell table:style-name="ce4" table:formula="of:=SUM([.D2:.D22])" office:value-type="float" office:value="9194" calcext:value-type="float">
            <text:p>919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59" calcext:value-type="float">
            <text:p>8659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2" calcext:value-type="float">
            <text:p>972</text:p>
          </table:table-cell>
          <table:table-cell table:formula="of:=SUM([.B4];-[.C4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4" calcext:value-type="float">
            <text:p>534</text:p>
          </table:table-cell>
          <table:table-cell table:formula="of:=SUM([.F4]; -[$'2023.07.05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5" calcext:value-type="float">
            <text:p>385</text:p>
          </table:table-cell>
          <table:table-cell table:formula="of:=SUM([.B6];-[.C6])" office:value-type="float" office:value="858" calcext:value-type="float">
            <text:p>85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3" calcext:value-type="float">
            <text:p>823</text:p>
          </table:table-cell>
          <table:table-cell table:formula="of:=SUM([.F6]; -[$'2023.07.05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5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5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9" calcext:value-type="float">
            <text:p>189</text:p>
          </table:table-cell>
          <table:table-cell table:formula="of:=SUM([.B9];-[.C9])" office:value-type="float" office:value="639" calcext:value-type="float">
            <text:p>63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'2023.07.05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5.1'.F1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5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5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5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5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47" calcext:value-type="float">
            <text:p>9047</text:p>
          </table:table-cell>
          <table:table-cell table:style-name="ce4" table:formula="of:=SUM([.D2:.D22])" office:value-type="float" office:value="9163" calcext:value-type="float">
            <text:p>9163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28" calcext:value-type="float">
            <text:p>862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7" calcext:value-type="float">
            <text:p>147</text:p>
          </table:table-cell>
          <table:table-cell table:formula="of:=SUM([.B7];-[.C7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3" calcext:value-type="float">
            <text:p>653</text:p>
          </table:table-cell>
          <table:table-cell table:formula="of:=SUM([.F7]; -[$'2023.07.04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7.04.1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0" calcext:value-type="float">
            <text:p>190</text:p>
          </table:table-cell>
          <table:table-cell table:formula="of:=SUM([.B9];-[.C9])" office:value-type="float" office:value="638" calcext:value-type="float">
            <text:p>63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'2023.07.0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4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4.1'.F1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1" calcext:value-type="float">
            <text:p>381</text:p>
          </table:table-cell>
          <table:table-cell table:formula="of:=SUM([.B18];-[.C18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3" calcext:value-type="float">
            <text:p>313</text:p>
          </table:table-cell>
          <table:table-cell table:formula="of:=SUM([.F18]; -[$'2023.07.04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6" calcext:value-type="float">
            <text:p>386</text:p>
          </table:table-cell>
          <table:table-cell table:formula="of:=SUM([.B19];-[.C19])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4" calcext:value-type="float">
            <text:p>314</text:p>
          </table:table-cell>
          <table:table-cell table:formula="of:=SUM([.F19]; -[$'2023.07.04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5" calcext:value-type="float">
            <text:p>125</text:p>
          </table:table-cell>
          <table:table-cell table:formula="of:=SUM([.B20];-[.C20])"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7" calcext:value-type="float">
            <text:p>577</text:p>
          </table:table-cell>
          <table:table-cell table:formula="of:=SUM([.F20]; -[$'2023.07.0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7" calcext:value-type="float">
            <text:p>187</text:p>
          </table:table-cell>
          <table:table-cell table:formula="of:=SUM([.B21];-[.C21])"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5" calcext:value-type="float">
            <text:p>505</text:p>
          </table:table-cell>
          <table:table-cell table:formula="of:=SUM([.F21]; -[$'2023.07.04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69" calcext:value-type="float">
            <text:p>9069</text:p>
          </table:table-cell>
          <table:table-cell table:style-name="ce4" table:formula="of:=SUM([.D2:.D22])" office:value-type="float" office:value="9141" calcext:value-type="float">
            <text:p>91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06" calcext:value-type="float">
            <text:p>8606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3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3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3.1'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9" calcext:value-type="float">
            <text:p>149</text:p>
          </table:table-cell>
          <table:table-cell table:formula="of:=SUM([.B7];-[.C7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1" calcext:value-type="float">
            <text:p>651</text:p>
          </table:table-cell>
          <table:table-cell table:formula="of:=SUM([.F7]; -[$'2023.07.03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7" calcext:value-type="float">
            <text:p>147</text:p>
          </table:table-cell>
          <table:table-cell table:formula="of:=SUM([.B8];-[.C8])" office:value-type="float" office:value="687" calcext:value-type="float">
            <text:p>68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9" calcext:value-type="float">
            <text:p>659</text:p>
          </table:table-cell>
          <table:table-cell table:formula="of:=SUM([.F8]; -[$'2023.07.0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8" calcext:value-type="float">
            <text:p>198</text:p>
          </table:table-cell>
          <table:table-cell table:formula="of:=SUM([.B9];-[.C9])" office:value-type="float" office:value="630" calcext:value-type="float">
            <text:p>63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2" calcext:value-type="float">
            <text:p>602</text:p>
          </table:table-cell>
          <table:table-cell table:formula="of:=SUM([.F9]; -[$'2023.07.03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7" calcext:value-type="float">
            <text:p>467</text:p>
          </table:table-cell>
          <table:table-cell table:formula="of:=SUM([.B10];-[.C10])" office:value-type="float" office:value="774" calcext:value-type="float">
            <text:p>77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'2023.07.03.1'.F1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3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3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3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0" calcext:value-type="float">
            <text:p>170</text:p>
          </table:table-cell>
          <table:table-cell table:formula="of:=SUM([.B15];-[.C15])" office:value-type="float" office:value="567" calcext:value-type="float">
            <text:p>56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1" calcext:value-type="float">
            <text:p>511</text:p>
          </table:table-cell>
          <table:table-cell table:formula="of:=SUM([.F15]; -[$'2023.07.03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3.1'.F1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8" calcext:value-type="float">
            <text:p>388</text:p>
          </table:table-cell>
          <table:table-cell table:formula="of:=SUM([.B19];-[.C19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2" calcext:value-type="float">
            <text:p>312</text:p>
          </table:table-cell>
          <table:table-cell table:formula="of:=SUM([.F19]; -[$'2023.07.03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3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3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86" calcext:value-type="float">
            <text:p>9086</text:p>
          </table:table-cell>
          <table:table-cell table:style-name="ce4" table:formula="of:=SUM([.D2:.D22])" office:value-type="float" office:value="9124" calcext:value-type="float">
            <text:p>912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89" calcext:value-type="float">
            <text:p>8589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9" calcext:value-type="float">
            <text:p>989</text:p>
          </table:table-cell>
          <table:table-cell table:formula="of:=SUM([.B2];-[.C2])" office:value-type="float" office:value="291" calcext:value-type="float">
            <text:p>291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4" calcext:value-type="float">
            <text:p>244</text:p>
          </table:table-cell>
          <table:table-cell table:formula="of:=SUM([.F2]; -[$'2023.07.0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2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0" calcext:value-type="float">
            <text:p>150</text:p>
          </table:table-cell>
          <table:table-cell table:formula="of:=SUM([.B7];-[.C7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0" calcext:value-type="float">
            <text:p>650</text:p>
          </table:table-cell>
          <table:table-cell table:formula="of:=SUM([.F7]; -[$'2023.07.02.1'.F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2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2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2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2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2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2.1'.F2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22" calcext:value-type="float">
            <text:p>9122</text:p>
          </table:table-cell>
          <table:table-cell table:style-name="ce4" table:formula="of:=SUM([.D2:.D22])" office:value-type="float" office:value="9088" calcext:value-type="float">
            <text:p>908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53" calcext:value-type="float">
            <text:p>8553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7.0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1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7.0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1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1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7.0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7.0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1.1'.F21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7.0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40" calcext:value-type="float">
            <text:p>9140</text:p>
          </table:table-cell>
          <table:table-cell table:style-name="ce4" table:formula="of:=SUM([.D2:.D22])" office:value-type="float" office:value="9070" calcext:value-type="float">
            <text:p>907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35" calcext:value-type="float">
            <text:p>8535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6.30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6.3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6.30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3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3" calcext:value-type="float">
            <text:p>813</text:p>
          </table:table-cell>
          <table:table-cell table:formula="of:=SUM([.F6]; -[$'2023.06.3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30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6.3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3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8" calcext:value-type="float">
            <text:p>728</text:p>
          </table:table-cell>
          <table:table-cell table:formula="of:=SUM([.F10]; -[$'2023.06.30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3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6.30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3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3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3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3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3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6.30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6.3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3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2" calcext:value-type="float">
            <text:p>192</text:p>
          </table:table-cell>
          <table:table-cell table:formula="of:=SUM([.B21];-[.C21])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0" calcext:value-type="float">
            <text:p>500</text:p>
          </table:table-cell>
          <table:table-cell table:formula="of:=SUM([.F21]; -[$'2023.06.30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3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52" calcext:value-type="float">
            <text:p>9152</text:p>
          </table:table-cell>
          <table:table-cell table:style-name="ce4" table:formula="of:=SUM([.D2:.D22])" office:value-type="float" office:value="9058" calcext:value-type="float">
            <text:p>90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23" calcext:value-type="float">
            <text:p>8523</text:p>
          </table:table-cell>
          <table:table-cell table:style-name="ce4" table:formula="of:=SUM([.G2:.G22])" office:value-type="float" office:value="21" calcext:value-type="float">
            <text:p>2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3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9" calcext:value-type="float">
            <text:p>399</text:p>
          </table:table-cell>
          <table:table-cell table:formula="of:=SUM([.B6];-[.C6])" office:value-type="float" office:value="844" calcext:value-type="float">
            <text:p>84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9" calcext:value-type="float">
            <text:p>809</text:p>
          </table:table-cell>
          <table:table-cell table:formula="of:=SUM([.F6]; -[$'2023.06.29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9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6.2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0" calcext:value-type="float">
            <text:p>480</text:p>
          </table:table-cell>
          <table:table-cell table:formula="of:=SUM([.B10];-[.C10])" office:value-type="float" office:value="761" calcext:value-type="float">
            <text:p>76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7" calcext:value-type="float">
            <text:p>727</text:p>
          </table:table-cell>
          <table:table-cell table:formula="of:=SUM([.F10]; -[$'2023.06.29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9" calcext:value-type="float">
            <text:p>289</text:p>
          </table:table-cell>
          <table:table-cell table:formula="of:=SUM([.B12];-[.C12])" office:value-type="float" office:value="448" calcext:value-type="float">
            <text:p>44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2" calcext:value-type="float">
            <text:p>392</text:p>
          </table:table-cell>
          <table:table-cell table:formula="of:=SUM([.F12]; -[$'2023.06.29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29.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73" calcext:value-type="float">
            <text:p>9173</text:p>
          </table:table-cell>
          <table:table-cell table:style-name="ce4" table:formula="of:=SUM([.D2:.D22])" office:value-type="float" office:value="9037" calcext:value-type="float">
            <text:p>903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02" calcext:value-type="float">
            <text:p>8502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8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0" calcext:value-type="float">
            <text:p>160</text:p>
          </table:table-cell>
          <table:table-cell table:formula="of:=SUM([.B7];-[.C7])" office:value-type="float" office:value="668" calcext:value-type="float">
            <text:p>66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0" calcext:value-type="float">
            <text:p>640</text:p>
          </table:table-cell>
          <table:table-cell table:formula="of:=SUM([.F7]; -[$'2023.06.28.1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2" calcext:value-type="float">
            <text:p>152</text:p>
          </table:table-cell>
          <table:table-cell table:formula="of:=SUM([.B8];-[.C8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4" calcext:value-type="float">
            <text:p>654</text:p>
          </table:table-cell>
          <table:table-cell table:formula="of:=SUM([.F8]; -[$'2023.06.28.1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3" calcext:value-type="float">
            <text:p>483</text:p>
          </table:table-cell>
          <table:table-cell table:formula="of:=SUM([.B10];-[.C10])" office:value-type="float" office:value="758" calcext:value-type="float">
            <text:p>758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4" calcext:value-type="float">
            <text:p>724</text:p>
          </table:table-cell>
          <table:table-cell table:formula="of:=SUM([.F10]; -[$'2023.06.28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8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8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9" calcext:value-type="float">
            <text:p>129</text:p>
          </table:table-cell>
          <table:table-cell table:formula="of:=SUM([.B20];-[.C20])"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3" calcext:value-type="float">
            <text:p>573</text:p>
          </table:table-cell>
          <table:table-cell table:formula="of:=SUM([.F20]; -[$'2023.06.2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8.1'.F21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8.1'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89" calcext:value-type="float">
            <text:p>9189</text:p>
          </table:table-cell>
          <table:table-cell table:style-name="ce4" table:formula="of:=SUM([.D2:.D22])" office:value-type="float" office:value="9021" calcext:value-type="float">
            <text:p>902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86" calcext:value-type="float">
            <text:p>848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4" calcext:value-type="float">
            <text:p>994</text:p>
          </table:table-cell>
          <table:table-cell table:formula="of:=SUM([.B2];-[.C2])" office:value-type="float" office:value="286" calcext:value-type="float">
            <text:p>28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9" calcext:value-type="float">
            <text:p>239</text:p>
          </table:table-cell>
          <table:table-cell table:formula="of:=SUM([.F2]; -[$'2023.06.27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7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1" calcext:value-type="float">
            <text:p>151</text:p>
          </table:table-cell>
          <table:table-cell table:formula="of:=SUM([.B8];-[.C8])"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5" calcext:value-type="float">
            <text:p>655</text:p>
          </table:table-cell>
          <table:table-cell table:formula="of:=SUM([.F8]; -[$'2023.06.2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2" calcext:value-type="float">
            <text:p>202</text:p>
          </table:table-cell>
          <table:table-cell table:formula="of:=SUM([.B9];-[.C9])" office:value-type="float" office:value="626" calcext:value-type="float">
            <text:p>62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8" calcext:value-type="float">
            <text:p>598</text:p>
          </table:table-cell>
          <table:table-cell table:formula="of:=SUM([.F9]; -[$'2023.06.27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5" calcext:value-type="float">
            <text:p>485</text:p>
          </table:table-cell>
          <table:table-cell table:formula="of:=SUM([.B10];-[.C10])" office:value-type="float" office:value="756" calcext:value-type="float">
            <text:p>75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2" calcext:value-type="float">
            <text:p>722</text:p>
          </table:table-cell>
          <table:table-cell table:formula="of:=SUM([.F10]; -[$'2023.06.27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7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7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formula="of:=SUM([.B14];-[.C14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0" calcext:value-type="float">
            <text:p>180</text:p>
          </table:table-cell>
          <table:table-cell table:formula="of:=SUM([.F14]; -[$'2023.06.27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5" calcext:value-type="float">
            <text:p>175</text:p>
          </table:table-cell>
          <table:table-cell table:formula="of:=SUM([.B15];-[.C15])" office:value-type="float" office:value="562" calcext:value-type="float">
            <text:p>56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6" calcext:value-type="float">
            <text:p>506</text:p>
          </table:table-cell>
          <table:table-cell table:formula="of:=SUM([.F15]; -[$'2023.06.2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7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7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2" calcext:value-type="float">
            <text:p>132</text:p>
          </table:table-cell>
          <table:table-cell table:formula="of:=SUM([.B20];-[.C20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0" calcext:value-type="float">
            <text:p>570</text:p>
          </table:table-cell>
          <table:table-cell table:formula="of:=SUM([.F20]; -[$'2023.06.27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05" calcext:value-type="float">
            <text:p>9205</text:p>
          </table:table-cell>
          <table:table-cell table:style-name="ce4" table:formula="of:=SUM([.D2:.D22])" office:value-type="float" office:value="9005" calcext:value-type="float">
            <text:p>900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70" calcext:value-type="float">
            <text:p>8470</text:p>
          </table:table-cell>
          <table:table-cell table:style-name="ce4" table:formula="of:=SUM([.G2:.G22])" office:value-type="float" office:value="24" calcext:value-type="float">
            <text:p>2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6" calcext:value-type="float">
            <text:p>996</text:p>
          </table:table-cell>
          <table:table-cell table:formula="of:=SUM([.B2];-[.C2])" office:value-type="float" office:value="284" calcext:value-type="float">
            <text:p>284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7" calcext:value-type="float">
            <text:p>237</text:p>
          </table:table-cell>
          <table:table-cell table:formula="of:=SUM([.F2]; -[$'2023.06.26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6.1'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6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6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1" calcext:value-type="float">
            <text:p>161</text:p>
          </table:table-cell>
          <table:table-cell table:formula="of:=SUM([.B7];-[.C7])"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9" calcext:value-type="float">
            <text:p>639</text:p>
          </table:table-cell>
          <table:table-cell table:formula="of:=SUM([.F7]; -[$'2023.06.26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3" calcext:value-type="float">
            <text:p>153</text:p>
          </table:table-cell>
          <table:table-cell table:formula="of:=SUM([.B8];-[.C8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3" calcext:value-type="float">
            <text:p>653</text:p>
          </table:table-cell>
          <table:table-cell table:formula="of:=SUM([.F8]; -[$'2023.06.26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6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6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2];-[.C12])"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'2023.06.26.1'.F1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'2023.06.2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4];-[.C14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7" calcext:value-type="float">
            <text:p>177</text:p>
          </table:table-cell>
          <table:table-cell table:formula="of:=SUM([.F14]; -[$'2023.06.26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6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6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29" calcext:value-type="float">
            <text:p>9229</text:p>
          </table:table-cell>
          <table:table-cell table:style-name="ce4" table:formula="of:=SUM([.D2:.D22])" office:value-type="float" office:value="8981" calcext:value-type="float">
            <text:p>898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46" calcext:value-type="float">
            <text:p>8446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5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7" calcext:value-type="float">
            <text:p>637</text:p>
          </table:table-cell>
          <table:table-cell table:formula="of:=SUM([.F7]; -[$'2023.06.25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5" calcext:value-type="float">
            <text:p>155</text:p>
          </table:table-cell>
          <table:table-cell table:formula="of:=SUM([.B8];-[.C8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1" calcext:value-type="float">
            <text:p>651</text:p>
          </table:table-cell>
          <table:table-cell table:formula="of:=SUM([.F8]; -[$'2023.06.25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5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5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2" calcext:value-type="float">
            <text:p>9252</text:p>
          </table:table-cell>
          <table:table-cell table:style-name="ce4" table:formula="of:=SUM([.D2:.D22])" office:value-type="float" office:value="8958" calcext:value-type="float">
            <text:p>89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23" calcext:value-type="float">
            <text:p>8423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4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6" calcext:value-type="float">
            <text:p>156</text:p>
          </table:table-cell>
          <table:table-cell table:formula="of:=SUM([.B8];-[.C8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0" calcext:value-type="float">
            <text:p>650</text:p>
          </table:table-cell>
          <table:table-cell table:formula="of:=SUM([.F8]; -[$'2023.06.24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4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4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4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6" calcext:value-type="float">
            <text:p>9256</text:p>
          </table:table-cell>
          <table:table-cell table:style-name="ce4" table:formula="of:=SUM([.D2:.D22])" office:value-type="float" office:value="8954" calcext:value-type="float">
            <text:p>89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19" calcext:value-type="float">
            <text:p>84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.12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7" calcext:value-type="float">
            <text:p>907</text:p>
          </table:table-cell>
          <table:table-cell table:formula="of:=SUM([.B2];-[.C2])" office:value-type="float" office:value="373" calcext:value-type="float">
            <text:p>3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26" calcext:value-type="float">
            <text:p>326</text:p>
          </table:table-cell>
          <table:table-cell table:formula="of:=SUM([.F2]; -[$'2023.07.07.1'.F2])" office:value-type="float" office:value="81" calcext:value-type="float">
            <text:p>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4" calcext:value-type="float">
            <text:p>694</text:p>
          </table:table-cell>
          <table:table-cell table:formula="of:=SUM([.B3];-[.C3])"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3" calcext:value-type="float">
            <text:p>813</text:p>
          </table:table-cell>
          <table:table-cell table:formula="of:=SUM([.F3]; -[$'2023.07.07.1'.F3])" office:value-type="float" office:value="169" calcext:value-type="float">
            <text:p>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1" calcext:value-type="float">
            <text:p>901</text:p>
          </table:table-cell>
          <table:table-cell table:formula="of:=SUM([.B4];-[.C4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5" calcext:value-type="float">
            <text:p>605</text:p>
          </table:table-cell>
          <table:table-cell table:formula="of:=SUM([.F4]; -[$'2023.07.07.1'.F4])" office:value-type="float" office:value="70" calcext:value-type="float">
            <text:p>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3" calcext:value-type="float">
            <text:p>1013</text:p>
          </table:table-cell>
          <table:table-cell table:formula="of:=SUM([.B5];-[.C5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8" calcext:value-type="float">
            <text:p>118</text:p>
          </table:table-cell>
          <table:table-cell table:formula="of:=SUM([.F5]; -[$'2023.07.07.1'.F5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33" calcext:value-type="float">
            <text:p>233</text:p>
          </table:table-cell>
          <table:table-cell table:formula="of:=SUM([.B6];-[.C6])" office:value-type="float" office:value="1010" calcext:value-type="float">
            <text:p>101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975" calcext:value-type="float">
            <text:p>975</text:p>
          </table:table-cell>
          <table:table-cell table:formula="of:=SUM([.F6]; -[$'2023.07.07.1'.F6])" office:value-type="float" office:value="140" calcext:value-type="float">
            <text:p>1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80" calcext:value-type="float">
            <text:p>80</text:p>
          </table:table-cell>
          <table:table-cell table:formula="of:=SUM([.B7];-[.C7])" office:value-type="float" office:value="748" calcext:value-type="float">
            <text:p>74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0" calcext:value-type="float">
            <text:p>720</text:p>
          </table:table-cell>
          <table:table-cell table:formula="of:=SUM([.F7]; -[$'2023.07.07.1'.F7])" office:value-type="float" office:value="66" calcext:value-type="float">
            <text:p>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33" calcext:value-type="float">
            <text:p>733</text:p>
          </table:table-cell>
          <table:table-cell table:formula="of:=SUM([.F8]; -[$'2023.07.07.1'.F8])" office:value-type="float" office:value="73" calcext:value-type="float">
            <text:p>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4" calcext:value-type="float">
            <text:p>84</text:p>
          </table:table-cell>
          <table:table-cell table:formula="of:=SUM([.B9];-[.C9])" office:value-type="float" office:value="744" calcext:value-type="float">
            <text:p>74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16" calcext:value-type="float">
            <text:p>716</text:p>
          </table:table-cell>
          <table:table-cell table:formula="of:=SUM([.F9]; -[$'2023.07.07.1'.F9])" office:value-type="float" office:value="102" calcext:value-type="float">
            <text:p>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96" calcext:value-type="float">
            <text:p>296</text:p>
          </table:table-cell>
          <table:table-cell table:formula="of:=SUM([.B10];-[.C10])" office:value-type="float" office:value="945" calcext:value-type="float">
            <text:p>94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11" calcext:value-type="float">
            <text:p>911</text:p>
          </table:table-cell>
          <table:table-cell table:formula="of:=SUM([.F10]; -[$'2023.07.07.1'.F10])" office:value-type="float" office:value="166" calcext:value-type="float">
            <text:p>1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63" calcext:value-type="float">
            <text:p>263</text:p>
          </table:table-cell>
          <table:table-cell table:formula="of:=SUM([.B11];-[.C11])" office:value-type="float" office:value="266" calcext:value-type="float">
            <text:p>26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79" calcext:value-type="float">
            <text:p>79</text:p>
          </table:table-cell>
          <table:table-cell table:formula="of:=SUM([.F11]; -[$'2023.07.07.1'.F11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2];-[.C12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'2023.07.07.1'.F12])" office:value-type="float" office:value="111" calcext:value-type="float">
            <text:p>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'2023.07.07.1'.F13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07.07.1'.F14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07.07.1'.F15])" office:value-type="float" office:value="139" calcext:value-type="float">
            <text:p>13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172" calcext:value-type="float">
            <text:p>172</text:p>
          </table:table-cell>
          <table:table-cell table:formula="of:=SUM([.B16];-[.C16])" office:value-type="float" office:value="357" calcext:value-type="float">
            <text:p>35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321" calcext:value-type="float">
            <text:p>321</text:p>
          </table:table-cell>
          <table:table-cell table:formula="of:=SUM([.F16]; -[$'2023.07.07.1'.F16])" office:value-type="float" office:value="207" calcext:value-type="float">
            <text:p>2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64" calcext:value-type="float">
            <text:p>864</text:p>
          </table:table-cell>
          <table:table-cell table:formula="of:=SUM([.B17];-[.C17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84" calcext:value-type="float">
            <text:p>184</text:p>
          </table:table-cell>
          <table:table-cell table:formula="of:=SUM([.F17]; -[$'2023.07.07.1'.F17])" office:value-type="float" office:value="60" calcext:value-type="float">
            <text:p>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83" calcext:value-type="float">
            <text:p>83</text:p>
          </table:table-cell>
          <table:table-cell table:formula="of:=SUM([.B18];-[.C18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611" calcext:value-type="float">
            <text:p>611</text:p>
          </table:table-cell>
          <table:table-cell table:formula="of:=SUM([.F18]; -[$'2023.07.07.1'.F18])" office:value-type="float" office:value="296" calcext:value-type="float">
            <text:p>29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 table:formula="of:=SUM([.B19];-[.C19])"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5" calcext:value-type="float">
            <text:p>675</text:p>
          </table:table-cell>
          <table:table-cell table:formula="of:=SUM([.F19]; -[$'2023.07.07.1'.F19])" office:value-type="float" office:value="357" calcext:value-type="float">
            <text:p>35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" calcext:value-type="float">
            <text:p>25</text:p>
          </table:table-cell>
          <table:table-cell table:formula="of:=SUM([.B20];-[.C20])"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77" calcext:value-type="float">
            <text:p>677</text:p>
          </table:table-cell>
          <table:table-cell table:formula="of:=SUM([.F20]; -[$'2023.07.07.1'.F20])" office:value-type="float" office:value="97" calcext:value-type="float">
            <text:p>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3" calcext:value-type="float">
            <text:p>83</text:p>
          </table:table-cell>
          <table:table-cell table:formula="of:=SUM([.B21];-[.C21])"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09" calcext:value-type="float">
            <text:p>609</text:p>
          </table:table-cell>
          <table:table-cell table:formula="of:=SUM([.F21]; -[$'2023.07.07.1'.F21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0" calcext:value-type="float">
            <text:p>550</text:p>
          </table:table-cell>
          <table:table-cell table:formula="of:=SUM([.B22];-[.C22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498" calcext:value-type="float">
            <text:p>498</text:p>
          </table:table-cell>
          <table:table-cell table:formula="of:=SUM([.F22]; -[$'2023.07.07.1'.F22])" office:value-type="float" office:value="173" calcext:value-type="float">
            <text:p>17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6555" calcext:value-type="float">
            <text:p>6555</text:p>
          </table:table-cell>
          <table:table-cell table:style-name="ce4" table:formula="of:=SUM([.D2:.D22])" office:value-type="float" office:value="11655" calcext:value-type="float">
            <text:p>1165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120" calcext:value-type="float">
            <text:p>11120</text:p>
          </table:table-cell>
          <table:table-cell table:style-name="ce4" table:formula="of:=SUM([.G2:.G22])" office:value-type="float" office:value="2461" calcext:value-type="float">
            <text:p>246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style:font-family-generic="swiss" fo:font-size="10pt" style:font-name-asian="Nimbus Sans" style:font-family-asian="'Nimbus Sans'" style:font-family-generic-asian="system" style:font-pitch-asian="variable" style:font-size-asian="10pt" style:font-name-complex="Liberation Sans1" style:font-family-complex="'Liberation Sans'" style:font-family-generic-complex="swiss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/00/0000</text:date>, <text:time style:data-style-name="N2" text:time-value="10:05:53.2536118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21</meta:editing-cycles>
    <meta:creation-date>2022-06-16T22:19:34</meta:creation-date>
    <dc:date>2024-06-29T10:11:06.871827594</dc:date>
    <meta:editing-duration>P1DT4H37M20S</meta:editing-duration>
    <meta:generator>LibreOffice/24.2.4.2$Linux_X86_64 LibreOffice_project/420$Build-2</meta:generator>
    <meta:document-statistic meta:table-count="87" meta:cell-count="13923" meta:object-count="0"/>
    <meta:user-defined meta:name="AppVersion">16.0300</meta:user-defined>
  </office:meta>
</office:document-meta>
</file>